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216cd" officeooo:paragraph-rsid="001216cd"/>
    </style:style>
    <style:style style:name="T1" style:family="text">
      <style:text-properties officeooo:rsid="001298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pygame, sys, random</text:p>
      <text:p text:style-name="P1"/>
      <text:p text:style-name="P1">skier_image = ["skier_down.png", "skier_right1.png",</text:p>
      <text:p text:style-name="P1"><text:s text:c="15"/>"skier_right2.png", "skier_left2.png",</text:p>
      <text:p text:style-name="P1"><text:s text:c="15"/>"skier_left1.png"]</text:p>
      <text:p text:style-name="P1"/>
      <text:p text:style-name="P1">class SkierClass (pygame.sprite.Sprite) :</text:p>
      <text:p text:style-name="P1"><text:s text:c="4"/>def __init__ (self) :</text:p>
      <text:p text:style-name="P1"><text:s text:c="8"/>pygame.sprite.Sprite. __init__ (self)</text:p>
      <text:p text:style-name="P1"><text:s text:c="8"/>self.image = pygame.image.load("skier_down.png")</text:p>
      <text:p text:style-name="P1"><text:s text:c="8"/>self.rect = self.image.get_rect()</text:p>
      <text:p text:style-name="P1"><text:s text:c="8"/>self.rect.center = [320, 100]</text:p>
      <text:p text:style-name="P1"><text:s text:c="8"/>self.angle = 0</text:p>
      <text:p text:style-name="P1"><text:s text:c="4"/>def turn(self, direction) :</text:p>
      <text:p text:style-name="P1"><text:s text:c="8"/>self.angle = self.angle + direction</text:p>
      <text:p text:style-name="P1"><text:s text:c="8"/>if self.angle &lt; -2: self.angle = -2</text:p>
      <text:p text:style-name="P1"><text:s text:c="8"/>if self.angle &gt; <text:s/>2: self.angle = <text:s/>2</text:p>
      <text:p text:style-name="P1"><text:s text:c="8"/>center = self.rect.center</text:p>
      <text:p text:style-name="P1"><text:s text:c="8"/>self.image = pygame.image.load(skier_image[self.angle])</text:p>
      <text:p text:style-name="P1"><text:s text:c="8"/>self.rect = self.image.get_rect ()</text:p>
      <text:p text:style-name="P1"><text:s text:c="8"/>self.rect.center = center</text:p>
      <text:p text:style-name="P1"><text:s text:c="8"/>speed = [self.angle, 6 - abs(self.angle) * 2]</text:p>
      <text:p text:style-name="P1"><text:s text:c="8"/>return speed</text:p>
      <text:p text:style-name="P1"/>
      <text:p text:style-name="P1"><text:s text:c="4"/>def move(self, speed) :</text:p>
      <text:p text:style-name="P1"><text:s text:c="8"/>self.rect.centerx = self.rect.centerx + speed[0]</text:p>
      <text:p text:style-name="P1"><text:s text:c="8"/>if self.rect.centerx &lt; 20: self.rect.centerx = 20</text:p>
      <text:p text:style-name="P1"><text:s text:c="8"/>if self.rect.centerx &gt; 620: self.rect.centerx = 620</text:p>
      <text:p text:style-name="P1"/>
      <text:p text:style-name="P1"><text:s text:c="4"/>class ObstacleClass(pygame.sprite.Sprite):</text:p>
      <text:p text:style-name="P1"><text:s text:c="8"/>def__init__(self.image_file, location, type)</text:p>
      <text:p text:style-name="P1"><text:s text:c="8"/>pygame.sprite.Sprite.__init__(self)</text:p>
      <text:p text:style-name="P1"><text:s text:c="8"/>self.image_file = image_file</text:p>
      <text:p text:style-name="P1"><text:s text:c="8"/>self.image = pygame.image.load(image_file)</text:p>
      <text:p text:style-name="P1"><text:s text:c="8"/>self.location = location</text:p>
      <text:p text:style-name="P1"><text:s text:c="8"/>self.rect = self.image.get_rect()</text:p>
      <text:p text:style-name="P1"><text:s text:c="8"/>self.rect.center = location</text:p>
      <text:p text:style-name="P1"><text:s text:c="8"/>self.type = type</text:p>
      <text:p text:style-name="P1"><text:s text:c="8"/>self.passed = False</text:p>
      <text:p text:style-name="P1"/>
      <text:p text:style-name="P1"><text:s text:c="8"/>def scroll(self, t_ptr):</text:p>
      <text:p text:style-name="P1"><text:s text:c="12"/>self.rect.centery = self.location[1] - t_ptr</text:p>
      <text:p text:style-name="P1"/>
      <text:p text:style-name="P1"><text:s text:c="8"/>def create_map(start, end):</text:p>
      <text:p text:style-name="P1"><text:s text:c="12"/>obstacles = pygame.sprite.Group()</text:p>
      <text:p text:style-name="P1"><text:s text:c="12"/>gates = pygame.sprite.Group()</text:p>
      <text:p text:style-name="P1"><text:s text:c="12"/>locations = []</text:p>
      <text:p text:style-name="P1"><text:s text:c="12"/>for i in range(10):</text:p>
      <text:p text:style-name="P1"><text:s text:c="16"/>row = random.randint(start, end)</text:p>
      <text:p text:style-name="P1"><text:s text:c="16"/>col = random.randint(0, 9)</text:p>
      <text:p text:style-name="P1"><text:s text:c="16"/>location = [col * 64 + 20, row * 64 +20]</text:p>
      <text:p text:style-name="P1"><text:s text:c="16"/>if not (location in locations):</text:p>
      <text:p text:style-name="P1"><text:soft-page-break/><text:s text:c="20"/>locations.append(location)</text:p>
      <text:p text:style-name="P1"><text:s text:c="20"/>type = random.choice(["tree", "flag"])</text:p>
      <text:p text:style-name="P1"><text:s text:c="20"/>if type == "tree": img = "skier_tree.png"</text:p>
      <text:p text:style-name="P1"><text:s text:c="20"/>elif type == "flag": img = "skier_flag.png"</text:p>
      <text:p text:style-name="P1"><text:s text:c="20"/>obstacle = ObstacleClass(img, location, type)</text:p>
      <text:p text:style-name="P1"><text:s text:c="20"/>obstacles.add(obstacle)</text:p>
      <text:p text:style-name="P1"><text:s text:c="12"/>return obstacles</text:p>
      <text:p text:style-name="P1"><text:s text:c="8"/>def animate ():</text:p>
      <text:p text:style-name="P1"><text:s text:c="12"/>screen.fill([255, 255, 255])</text:p>
      <text:p text:style-name="P1"><text:s text:c="12"/>pygame.display.update(obstacles.draw(screen))</text:p>
      <text:p text:style-name="P1"><text:s text:c="12"/>screen.blit(skier.image, skier.rect)</text:p>
      <text:p text:style-name="P1"><text:s text:c="12"/>screen.blit(score_text, [10, 10])</text:p>
      <text:p text:style-name="P1"><text:s text:c="12"/>pygame.display.flip()</text:p>
      <text:p text:style-name="P1"><text:s text:c="8"/>def updateObstacleGroup(map0, map1):</text:p>
      <text:p text:style-name="P1"><text:s text:c="12"/>obstacles = pygame.sprite.Group()</text:p>
      <text:p text:style-name="P1"><text:s text:c="12"/>for ob in map0: obstacles.add(ob)</text:p>
      <text:p text:style-name="P1"><text:s text:c="12"/>for ob in map1: obstacles.add(ob)</text:p>
      <text:p text:style-name="P1"><text:s text:c="12"/>return obstacles</text:p>
      <text:p text:style-name="P1"/>
      <text:p text:style-name="P1"><text:s text:c="8"/>pygame.init()</text:p>
      <text:p text:style-name="P1"><text:s text:c="8"/>screen = pygame.display.set_mode([640,640])</text:p>
      <text:p text:style-name="P1"><text:s text:c="8"/>clock = pygame.time.Clock()</text:p>
      <text:p text:style-name="P1"><text:s text:c="8"/>skier = SkierClass()</text:p>
      <text:p text:style-name="P1"><text:s text:c="8"/>speed = [0, 6]</text:p>
      <text:p text:style-name="P1"><text:s text:c="8"/>map_position = 0</text:p>
      <text:p text:style-name="P1"><text:s text:c="8"/>points = 0</text:p>
      <text:p text:style-name="P1"><text:s text:c="8"/>map0 = create_map(20, 29)</text:p>
      <text:p text:style-name="P1"><text:s text:c="8"/>map1 = create_map(10, 19)</text:p>
      <text:p text:style-name="P1"><text:s text:c="8"/>activeMap = 0</text:p>
      <text:p text:style-name="P1"><text:s text:c="8"/>obstacles = updateObstacleGroup(map0, map1)</text:p>
      <text:p text:style-name="P1"><text:s text:c="8"/>font = pygame.font.Font(None, 50)</text:p>
      <text:p text:style-name="P1"/>
      <text:p text:style-name="P1"><text:s text:c="8"/>while True:</text:p>
      <text:p text:style-name="P1"><text:s text:c="12"/>clock.tick(30)</text:p>
      <text:p text:style-name="P1"><text:s text:c="12"/>for event in pygame.event.get():</text:p>
      <text:p text:style-name="P1"><text:s text:c="16"/>if event.type == pygame.QUIT: sys.exit()</text:p>
      <text:p text:style-name="P1"><text:s text:c="16"/>if event.type == pygame.KEYDOWN:</text:p>
      <text:p text:style-name="P1"><text:s text:c="20"/>if event.key == pygame.K_LEFT:</text:p>
      <text:p text:style-name="P1"><text:s text:c="24"/>speed = skier.turn(-1)</text:p>
      <text:p text:style-name="P1"><text:s text:c="20"/>elif event.key == pygame.K_RIGHT:</text:p>
      <text:p text:style-name="P1"><text:s text:c="24"/>speed = skier.turn(1)</text:p>
      <text:p text:style-name="P1"><text:s text:c="12"/>skier.move(speed)</text:p>
      <text:p text:style-name="P1"><text:s text:c="12"/>map_position += speed [1]</text:p>
      <text:p text:style-name="P1"/>
      <text:p text:style-name="P1"><text:s text:c="12"/>if map_position &gt;=640 and activeMap == 0:</text:p>
      <text:p text:style-name="P1"><text:s text:c="16"/>activeMap = 1</text:p>
      <text:p text:style-name="P1"><text:s text:c="16"/>map0 = create_map(20, 29)</text:p>
      <text:p text:style-name="P1"><text:s text:c="16"/>obstacles = updateObstaclesGroup(map0, map1)</text:p>
      <text:p text:style-name="P1"><text:s text:c="12"/>if map_position &gt;=1280 and activeMap == 1:</text:p>
      <text:p text:style-name="P1"><text:s text:c="16"/>activeMap = 0</text:p>
      <text:p text:style-name="P1"><text:s text:c="16"/>for ob in map0:</text:p>
      <text:p text:style-name="P1"><text:s text:c="20"/>ob.location[1] = ob.location[1] - 1280</text:p>
      <text:p text:style-name="P1"><text:soft-page-break/><text:s text:c="20"/>map_position = map_position - 1280</text:p>
      <text:p text:style-name="P1"><text:s text:c="20"/>map1 = create_map(10, 19)</text:p>
      <text:p text:style-name="P1"><text:s text:c="20"/>obstacles = updateObstacleGroup(map0, map1)</text:p>
      <text:p text:style-name="P1"/>
      <text:p text:style-name="P1"><text:s text:c="12"/>for obstacle in obstacles:</text:p>
      <text:p text:style-name="P1"><text:s text:c="16"/>obstacle.scroll(map_position)</text:p>
      <text:p text:style-name="P1"><text:s text:c="12"/>hit = pygame.sprite.spritecollide(skier, obstacles, False)</text:p>
      <text:p text:style-name="P1"><text:s text:c="12"/>if hit:</text:p>
      <text:p text:style-name="P1"><text:s text:c="16"/>if hit[0].type == "tree" and not hit[0].passed:</text:p>
      <text:p text:style-name="P1"><text:s text:c="20"/>points = points - 100</text:p>
      <text:p text:style-name="P1"><text:s text:c="20"/>skier.image = pygame.image.load("skier_crash.png")</text:p>
      <text:p text:style-name="P1"><text:s text:c="20"/>animate()</text:p>
      <text:p text:style-name="P1"><text:s text:c="20"/>pygame.time.delay(1000)</text:p>
      <text:p text:style-name="P1"><text:s text:c="20"/>skier.image = pygame.image.load("skier_down.png")</text:p>
      <text:p text:style-name="P1"><text:s text:c="20"/>skier.angle = 0</text:p>
      <text:p text:style-name="P1"><text:s text:c="20"/>speed = [0, 6]</text:p>
      <text:p text:style-name="P1"><text:s text:c="20"/>hit[0].passed - True</text:p>
      <text:p text:style-name="P1"><text:s text:c="16"/>elif hit[0].type == "flag" and not hit[0].passed:</text:p>
      <text:p text:style-name="P1"><text:s text:c="20"/>points += 10</text:p>
      <text:p text:style-name="P1"><text:s text:c="20"/>obstacles.remove(hit[0])</text:p>
      <text:p text:style-name="P1"/>
      <text:p text:style-name="P1"><text:s text:c="16"/>for score_text - font.render("Score: " +str(points), 1, (0, 0, 0)</text:p>
      <text:p text:style-name="P1"><text:s text:c="16"/>for animate[]</text:p>
      <text:p text:style-name="P1"/>
      <text:p text:style-name="P1">Nas duas últimas linhas era apenas score_text e animate, acrescentei o “for”. Após a palavra score_text era o sinal de “=” mas não estava aceitando então substitui para o sinal de “-”, pareceu aceitar mas não sei se é o correto.</text:p>
      <text:p text:style-name="P1">E última linha animate[] após [] não aceita porque parece ou que as [] não pertencem ao programa ou que tem algo digitado na frente quando não há. <text:line-break/><text:line-break/>Estou com problema nos exercícios não consegui salvar o programa do capítulo 9 e nem desse capítulo do jogo skier para poder ver como ficaria o programa após ser digitado e ver o resultado após apertar o F5(run). <text:span text:style-name="T1">Apenas salva o programa do jogo skier. Mas <text:s/>se coloco long_string com observações ele não salva nem adicionando # que é para adicionar comments não salva. Se eu tento fechar sem salvar ficar perguntando toda hora se eu quero salvar e não salva e fica perguntando se eu quero salvar antes de fechar, não sai desse loop.</text:span></text:p>
      <text:p text:style-name="P1"/>
      <text:p text:style-name="P1"/>
      <text:p text:style-name="P1"><text:s text:c="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23:08:01.000801319</meta:creation-date>
    <dc:date>2017-11-13T23:17:00.107576283</dc:date>
    <meta:editing-duration>PT8M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119" meta:word-count="590" meta:character-count="5815" meta:non-whitespace-character-count="3900"/>
  </office:meta>
</office:document-meta>
</file>